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no. nodes</text:p>
          </table:table-cell>
          <table:table-cell office:value-type="string" calcext:value-type="string">
            <text:p>lowest latency</text:p>
          </table:table-cell>
          <table:table-cell office:value-type="string" calcext:value-type="string">
            <text:p>highest throughput</text:p>
          </table:table-cell>
          <table:table-cell office:value-type="string" calcext:value-type="string">
            <text:p>no. combin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1_x1_x2_x1_x4_x2</text:p>
          </table:table-cell>
          <table:table-cell office:value-type="string" calcext:value-type="string">
            <text:p>n1_x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2]=[.E2];&quot;igual&quot;;&quot;diferente&quot;)" office:value-type="string" office:string-value="diferente" calcext:value-type="string">
            <text:p>diferente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sto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2_x1_x2_x1_x4_x2</text:p>
          </table:table-cell>
          <table:table-cell office:value-type="string" calcext:value-type="string">
            <text:p>n2_x4_x2_x1_x4_x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3]=[.E3];&quot;igual&quot;;&quot;diferente&quot;)" office:value-type="string" office:string-value="diferente" calcext:value-type="string">
            <text:p>diferente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st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4_x2_x2_x1_x4_x2</text:p>
          </table:table-cell>
          <table:table-cell office:value-type="string" calcext:value-type="string">
            <text:p>n4_x1_x2_x1_x4_x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4]=[.E4];&quot;igual&quot;;&quot;diferente&quot;)" office:value-type="string" office:string-value="diferente" calcext:value-type="string">
            <text:p>diferente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stor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8_x1_x2_x1_x4_x2</text:p>
          </table:table-cell>
          <table:table-cell office:value-type="string" calcext:value-type="string">
            <text:p>n8_x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5]=[.E5];&quot;igual&quot;;&quot;diferente&quot;)" office:value-type="string" office:string-value="diferente" calcext:value-type="string">
            <text:p>diferente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spar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1_x8_x2_x1_x4_x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6]=[.E6];&quot;igual&quot;;&quot;diferente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spar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2_x4_x2_x1_x4_x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7]=[.E7];&quot;igual&quot;;&quot;diferente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spark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4_x8_x2_x1_x4_x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8]=[.E8];&quot;igual&quot;;&quot;diferente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spar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8_x8_x2_x1_x4_x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9]=[.E9];&quot;igual&quot;;&quot;diferente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1_x8_x2_x2</text:p>
          </table:table-cell>
          <table:table-cell office:value-type="string" calcext:value-type="string">
            <text:p>n1_x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10]=[.E10];&quot;igual&quot;;&quot;diferente&quot;)" office:value-type="string" office:string-value="diferente" calcext:value-type="string">
            <text:p>diferente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sto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2_x6</text:p>
          </table:table-cell>
          <table:table-cell office:value-type="string" calcext:value-type="string">
            <text:p>n2_x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11]=[.E11];&quot;igual&quot;;&quot;diferente&quot;)" office:value-type="string" office:string-value="diferente" calcext:value-type="string">
            <text:p>diferente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st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4_x8_x2_x2</text:p>
          </table:table-cell>
          <table:table-cell office:value-type="string" calcext:value-type="string">
            <text:p>n4_x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12]=[.E12];&quot;igual&quot;;&quot;diferente&quot;)" office:value-type="string" office:string-value="diferente" calcext:value-type="string">
            <text:p>diferente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stor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8_x4_x2_x2</text:p>
          </table:table-cell>
          <table:table-cell office:value-type="string" calcext:value-type="string">
            <text:p>n8_x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13]=[.E13];&quot;igual&quot;;&quot;diferente&quot;)" office:value-type="string" office:string-value="diferente" calcext:value-type="string">
            <text:p>diferente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spar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1_x4_x2_x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4]=[.E14];&quot;igual&quot;;&quot;diferente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spark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IF([.D15]=[.E15];&quot;igual&quot;;&quot;diferente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spark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4_x8_x2_x2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6]=[.E16];&quot;igual&quot;;&quot;diferente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spark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IF([.D17]=[.E17];&quot;igual&quot;;&quot;diferente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1_x1</text:p>
          </table:table-cell>
          <table:table-cell office:value-type="string" calcext:value-type="string">
            <text:p>n1_x2_x5_x6_x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D18]=[.E18];&quot;igual&quot;;&quot;diferente&quot;)" office:value-type="string" office:string-value="diferente" calcext:value-type="string">
            <text:p>diferente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stor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2_x1_x5_x6_x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D19]=[.E19];&quot;igual&quot;;&quot;diferente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st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4_x1_x5_x6_x3</text:p>
          </table:table-cell>
          <table:table-cell table:style-name="ce1" office:value-type="string" calcext:value-type="string">
            <text:p>n4_x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D20]=[.E20];&quot;igual&quot;;&quot;diferente&quot;)" office:value-type="string" office:string-value="diferente" calcext:value-type="string">
            <text:p>diferente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stor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8_x1_x5_x6_x3</text:p>
          </table:table-cell>
          <table:table-cell office:value-type="string" calcext:value-type="string">
            <text:p>n8_x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D21]=[.E21];&quot;igual&quot;;&quot;diferente&quot;)" office:value-type="string" office:string-value="diferente" calcext:value-type="string">
            <text:p>diferente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s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1_x1_x5_x6_x3</text:p>
          </table:table-cell>
          <table:table-cell office:value-type="string" calcext:value-type="string">
            <text:p>n1_x3_x5_x6_x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2]=[.E22];&quot;igual&quot;;&quot;diferente&quot;)" office:value-type="string" office:string-value="diferente" calcext:value-type="string">
            <text:p>diferente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spar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2_x3_x5_x6_x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3]=[.E23];&quot;igual&quot;;&quot;diferente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spark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4_x1_x5_x6_x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4]=[.E24];&quot;igual&quot;;&quot;diferente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spar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8_x2_x5_x6_x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5]=[.E25];&quot;igual&quot;;&quot;diferente&quot;)" office:value-type="string" office:string-value="igual" calcext:value-type="string">
            <text:p>igual</text:p>
          </table:table-cell>
        </table:table-row>
      </table:table>
      <table:named-expressions/>
      <table:database-ranges>
        <table:database-range table:name="__Anonymous_Sheet_DB__0" table:target-range-address="Sheet1.A1:Sheet1.F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22:05:07.339333589</meta:creation-date>
    <dc:date>2020-06-06T23:19:03.567199728</dc:date>
    <meta:editing-duration>PT7M24S</meta:editing-duration>
    <meta:editing-cycles>2</meta:editing-cycles>
    <meta:generator>LibreOffice/5.2.7.2$Linux_X86_64 LibreOffice_project/20m0$Build-2</meta:generator>
    <meta:document-statistic meta:table-count="1" meta:cell-count="168" meta:object-count="0"/>
  </office:meta>
</office:document-meta>
</file>